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figuratorView.SpringConfiguratorView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figuratorView.refreshSpringConfigura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ringConfiguratorView.generateHierarchy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SpringConfiguratorView.SpringConfiguratorView( Context context , AttributeSe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alerSpringListener.onSpringActiv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ekbarListener.onStopTrackingTouch( SeekBar seek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innerAdapte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kbarListener.onStartTrackingTouch( SeekBar seek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innerAdapter.getView( int position , View convertView , ViewGroup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pinnerAdapter.SpinnerAdapter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innerAdapter.ad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NubTouchListener.onTouch( View view , MotionEvent motion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ConfiguratorView.SpringConfiguratorView( Context context , AttributeSet attrs , int def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pinnerAdapt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vealerSpringListener.onSpringUpd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SelectedListener.onNothingSelected( AdapterView &lt; ? &gt; adapter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vealerSpringListener.onSpringEndStateChang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ConfiguratorView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SelectedListener.onItemSelected( AdapterView &lt; ? &gt; adapterView , View view , int i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innerAdapter.getItem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figuratorView.togglePos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ekbarListener.onProgressChanged( SeekBar seekBar , int val , boolean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vealerSpringListener.onSpringAtRest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innerAdapter.getItemId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figuratorView.updateSeekBarsForSpringConfig( SpringConfig spring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